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UERTOS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DEN</text:p>
          </table:table-cell>
          <table:table-cell office:value-type="string" table:style-name="ce1">
            <text:p>Puerto</text:p>
          </table:table-cell>
          <table:table-cell office:value-type="string" table:style-name="ce1">
            <text:p>Pais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MPA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A PLA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RROYO SEC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ALVA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NG. WHIT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DRY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RET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MARON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MPICHUEL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LO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OMODORO RIVADAV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ONCEPCION DEL URUGUAY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ONCORD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ORRIENT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ESEAD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EL DORAD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ORMOS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RAL BELGRAN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GOY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GUALEGUAYCHU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IBICUY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SLAS MALVIN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ITUZAING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AGUNA SAN JOS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LA PAZ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ONTE CASERO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OLIVO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RA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ILCOMAY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OSAD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UNTA COLORAD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UNTA QUILL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QUEN/NECOCHE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RAMALL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RECONQUIS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IO COLORAD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RIO GALLEGO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SAN ANTONIO OEST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AN FERNAND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AN JULIA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SAN LORENZ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AN NICOL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ANTA A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ANTA ELE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ANTA F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TIERRA DEL FUEG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USHUA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VILEL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ZARAT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ZONA COMU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ADA LA PLA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ZONA ALIJ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AFRICA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LIBREVILLE</text:p>
          </table:table-cell>
          <table:table-cell office:value-type="string" table:style-name="ce1">
            <text:p>AFRICA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KETCHIKAN</text:p>
          </table:table-cell>
          <table:table-cell office:value-type="string" table:style-name="ce1">
            <text:p>ALASKA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EMANIA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BREMEN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RONSBUTTEL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HAMBURGO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ROSTOCK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BRANSBUTTEL</text:p>
          </table:table-cell>
          <table:table-cell office:value-type="string" table:style-name="ce1">
            <text:p>ALEMANIA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NGOLA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LUANDA</text:p>
          </table:table-cell>
          <table:table-cell office:value-type="string" table:style-name="ce1">
            <text:p>ANGOLA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NTILLAS HOLANDESA</text:p>
          </table:table-cell>
          <table:table-cell office:value-type="string" table:style-name="ce1">
            <text:p>ANTILLAS HOLANDESAS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URACAO</text:p>
          </table:table-cell>
          <table:table-cell office:value-type="string" table:style-name="ce1">
            <text:p>ANTILLAS HOLANDESAS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RUBA</text:p>
          </table:table-cell>
          <table:table-cell office:value-type="string" table:style-name="ce1">
            <text:p>ANTILLAS HOLANDESAS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RABIA SAUDITA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DUBAY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DAMMAN</text:p>
          </table:table-cell>
          <table:table-cell office:value-type="string" table:style-name="ce1">
            <text:p>ARABIA SAUDITA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ORAN</text:p>
          </table:table-cell>
          <table:table-cell office:value-type="string" table:style-name="ce1">
            <text:p>ARGELIA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KIKDIA</text:p>
          </table:table-cell>
          <table:table-cell office:value-type="string" table:style-name="ce1">
            <text:p>ARGELIA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SIDNE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PORT KEMBL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BARBADOS</text:p>
          </table:table-cell>
          <table:table-cell office:value-type="string" table:style-name="ce1">
            <text:p>BARBADOS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BRIDGETOWN</text:p>
          </table:table-cell>
          <table:table-cell office:value-type="string" table:style-name="ce1">
            <text:p>BARBADOS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EIRUT</text:p>
          </table:table-cell>
          <table:table-cell office:value-type="string" table:style-name="ce1">
            <text:p>BEIRUT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MBERES</text:p>
          </table:table-cell>
          <table:table-cell office:value-type="string" table:style-name="ce1">
            <text:p>BELGICA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BELGICA</text:p>
          </table:table-cell>
          <table:table-cell office:value-type="string" table:style-name="ce1">
            <text:p>BELGICA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IRMANIA</text:p>
          </table:table-cell>
          <table:table-cell office:value-type="string" table:style-name="ce1">
            <text:p>BIRMANIA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RANGUN</text:p>
          </table:table-cell>
          <table:table-cell office:value-type="string" table:style-name="ce1">
            <text:p>BIRMANIA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RATU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ORUMB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FORTALEZ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FOZ IGUAZU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ACEI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ARANAGU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RIO DE JANEIR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RIO GRANDE BRASIL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SAN FRANCISCO DO SOUL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VITORI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NTOFAGASTA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VALPARAIS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BARRANQUILL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CARTAGEN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ONGO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COSTA DE MARFIL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COSTA DE MARFIL</text:p>
          </table:table-cell>
          <table:table-cell office:value-type="string" table:style-name="ce1">
            <text:p>COSTA DE MARFIL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UNTARENAS</text:p>
          </table:table-cell>
          <table:table-cell office:value-type="string" table:style-name="ce1">
            <text:p>COSTA RICA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OSTA RICA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LA HABANA</text:p>
          </table:table-cell>
          <table:table-cell office:value-type="string" table:style-name="ce1">
            <text:p>CUBA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BA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ALBORG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COPENHAGUE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ESLVERG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BOLIVAR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GUAYAQUIL</text:p>
          </table:table-cell>
          <table:table-cell office:value-type="string" table:style-name="ce1">
            <text:p>ECUADOR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BEAUMONT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BROWNSVIL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HARLES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CLEVELAN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DETROIT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EEUU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elizabeth port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FIDADELFIA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FREEPORT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GALVES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HAMIL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JACKSONVIL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MIAMI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NEW BEOFOR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EW HAVE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EW ORLEAN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NEWPORT NEW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OAKLAN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PORTLAN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ACRAMENTO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SEATT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YORKTOW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LEJANDRIA</text:p>
          </table:table-cell>
          <table:table-cell office:value-type="string" table:style-name="ce1">
            <text:p>EGIPTO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EGIPTO</text:p>
          </table:table-cell>
          <table:table-cell office:value-type="string" table:style-name="ce1">
            <text:p>EGIPTO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IPTO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EL SALVADOR</text:p>
          </table:table-cell>
          <table:table-cell office:value-type="string" table:style-name="ce1">
            <text:p>EL SALVADOR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GLASCOW</text:p>
          </table:table-cell>
          <table:table-cell office:value-type="string" table:style-name="ce1">
            <text:p>ESCOCIA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ESCOCIA</text:p>
          </table:table-cell>
          <table:table-cell office:value-type="string" table:style-name="ce1">
            <text:p>ESCOCIA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ALICANTE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AVILES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CADIZ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GIJON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ALAG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SAN SEBASTIAN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IGO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ASSAB</text:p>
          </table:table-cell>
          <table:table-cell office:value-type="string" table:style-name="ce1">
            <text:p>ETIOPIA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DAVAD</text:p>
          </table:table-cell>
          <table:table-cell office:value-type="string" table:style-name="ce1">
            <text:p>FILIPINAS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FILIPINAS</text:p>
          </table:table-cell>
          <table:table-cell office:value-type="string" table:style-name="ce1">
            <text:p>FILIPINAS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MANILA</text:p>
          </table:table-cell>
          <table:table-cell office:value-type="string" table:style-name="ce1">
            <text:p>FILIPINAS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FINLANDIA</text:p>
          </table:table-cell>
          <table:table-cell office:value-type="string" table:style-name="ce1">
            <text:p>FINLANDIA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HAMINA</text:p>
          </table:table-cell>
          <table:table-cell office:value-type="string" table:style-name="ce1">
            <text:p>FINLANDIA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HELSINKI</text:p>
          </table:table-cell>
          <table:table-cell office:value-type="string" table:style-name="ce1">
            <text:p>FINLANDIA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KOTRA</text:p>
          </table:table-cell>
          <table:table-cell office:value-type="string" table:style-name="ce1">
            <text:p>FINLANDIA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MARSELLA</text:p>
          </table:table-cell>
          <table:table-cell office:value-type="string" table:style-name="ce1">
            <text:p>FRANCIA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FRANCIA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FRANCIA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LIVREBILLE</text:p>
          </table:table-cell>
          <table:table-cell office:value-type="string" table:style-name="ce1">
            <text:p>GABON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CARDIFF</text:p>
          </table:table-cell>
          <table:table-cell office:value-type="string" table:style-name="ce1">
            <text:p>GALES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GALES</text:p>
          </table:table-cell>
          <table:table-cell office:value-type="string" table:style-name="ce1">
            <text:p>GALES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ANA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GIBRALTAR</text:p>
          </table:table-cell>
          <table:table-cell office:value-type="string" table:style-name="ce1">
            <text:p>GIBRALTAR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GRECIA</text:p>
          </table:table-cell>
          <table:table-cell office:value-type="string" table:style-name="ce1">
            <text:p>GRECIA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UATEMALA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GEORGETOWN</text:p>
          </table:table-cell>
          <table:table-cell office:value-type="string" table:style-name="ce1">
            <text:p>GUAYANA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HAITI</text:p>
          </table:table-cell>
          <table:table-cell office:value-type="string" table:style-name="ce1">
            <text:p>HAITI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PUERTO PRINCIPE</text:p>
          </table:table-cell>
          <table:table-cell office:value-type="string" table:style-name="ce1">
            <text:p>HAITI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AMSTERDAM</text:p>
          </table:table-cell>
          <table:table-cell office:value-type="string" table:style-name="ce1">
            <text:p>HOLANDA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ROTTERDAM</text:p>
          </table:table-cell>
          <table:table-cell office:value-type="string" table:style-name="ce1">
            <text:p>HOLANDA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HOLANDA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HONDURAS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OMBAY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CALCUT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NDONESIA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LONDRES</text:p>
          </table:table-cell>
          <table:table-cell office:value-type="string" table:style-name="ce1">
            <text:p>INGLATERRA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INGLATERRA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IRAK</text:p>
          </table:table-cell>
          <table:table-cell office:value-type="string" table:style-name="ce1">
            <text:p>IRAK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TEHERAN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SRAEL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BARI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MESSIN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NAPOLES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RAVENN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SALERNO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VENECIA</text:p>
          </table:table-cell>
          <table:table-cell office:value-type="string" table:style-name="ce1">
            <text:p>ITALIA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KINSGTON</text:p>
          </table:table-cell>
          <table:table-cell office:value-type="string" table:style-name="ce1">
            <text:p>JAMAICA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KOBE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OKIO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JORDANIA</text:p>
          </table:table-cell>
          <table:table-cell office:value-type="string" table:style-name="ce1">
            <text:p>JORDANIA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RIPOLI</text:p>
          </table:table-cell>
          <table:table-cell office:value-type="string" table:style-name="ce1">
            <text:p>LIBIA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LIBIA</text:p>
          </table:table-cell>
          <table:table-cell office:value-type="string" table:style-name="ce1">
            <text:p>LIBIA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MARRUECOS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ACAPULC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VERACRUZ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ICARAGUA</text:p>
          </table:table-cell>
          <table:table-cell office:value-type="string" table:style-name="ce1">
            <text:p>NICARAGUA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NORUEGA</text:p>
          </table:table-cell>
          <table:table-cell office:value-type="string" table:style-name="ce1">
            <text:p>NORUEGA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NUEVA GUINEA</text:p>
          </table:table-cell>
          <table:table-cell office:value-type="string" table:style-name="ce1">
            <text:p>NUEVA GUINEA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WELLINSTON</text:p>
          </table:table-cell>
          <table:table-cell office:value-type="string" table:style-name="ce1">
            <text:p>NUEVA ZELANDIA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NAMA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VILLETAS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SUPE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RU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POLONIA</text:p>
          </table:table-cell>
          <table:table-cell office:value-type="string" table:style-name="ce1">
            <text:p>POLONIA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LISBOA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ORTUGAL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UERTORICO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REINO UNIDO</text:p>
          </table:table-cell>
          <table:table-cell office:value-type="string" table:style-name="ce1">
            <text:p>REINO UNIDO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COREA</text:p>
          </table:table-cell>
          <table:table-cell office:value-type="string" table:style-name="ce1">
            <text:p>COREA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IRLANDA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RLANDA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CAPE TOWN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PORT ELIZABETH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EL CABO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JOHANESBURGO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RUMANIA</text:p>
          </table:table-cell>
          <table:table-cell office:value-type="string" table:style-name="ce1">
            <text:p>RUMANIA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ANADIR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RUSIA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AYAN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KIEV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LENINGRADO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ODESSA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ROSTOV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INGAPUR</text:p>
          </table:table-cell>
          <table:table-cell office:value-type="string" table:style-name="ce1">
            <text:p>SINGAPUR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LATAKIA</text:p>
          </table:table-cell>
          <table:table-cell office:value-type="string" table:style-name="ce1">
            <text:p>SIRIA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SIRIA</text:p>
          </table:table-cell>
          <table:table-cell office:value-type="string" table:style-name="ce1">
            <text:p>SIRIA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SOMALIA</text:p>
          </table:table-cell>
          <table:table-cell office:value-type="string" table:style-name="ce1">
            <text:p>SOMALIA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UDAN</text:p>
          </table:table-cell>
          <table:table-cell office:value-type="string" table:style-name="ce1">
            <text:p>SUDAN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ESTOCOLMO</text:p>
          </table:table-cell>
          <table:table-cell office:value-type="string" table:style-name="ce1">
            <text:p>SUECIA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SUECIA</text:p>
          </table:table-cell>
          <table:table-cell office:value-type="string" table:style-name="ce1">
            <text:p>SUECIA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UIZA</text:p>
          </table:table-cell>
          <table:table-cell office:value-type="string" table:style-name="ce1">
            <text:p>SUIZA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BANGKOK</text:p>
          </table:table-cell>
          <table:table-cell office:value-type="string" table:style-name="ce1">
            <text:p>TAILANDIA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AILANDIA</text:p>
          </table:table-cell>
          <table:table-cell office:value-type="string" table:style-name="ce1">
            <text:p>TAILANDIA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LAGOULETTE</text:p>
          </table:table-cell>
          <table:table-cell office:value-type="string" table:style-name="ce1">
            <text:p>TUNEZ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UNEZ</text:p>
          </table:table-cell>
          <table:table-cell office:value-type="string" table:style-name="ce1">
            <text:p>TUNEZ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ESTAMBUL</text:p>
          </table:table-cell>
          <table:table-cell office:value-type="string" table:style-name="ce1">
            <text:p>TURQUIA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TURQUIA</text:p>
          </table:table-cell>
          <table:table-cell office:value-type="string" table:style-name="ce1">
            <text:p>TURQUIA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COLONIA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FRAY BENTOS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NUEVA PALMIRA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CARACAS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PUERTO CABELLO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MARACAIBO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PUERTO LA CRUZ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VITNAM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AIGON</text:p>
          </table:table-cell>
          <table:table-cell office:value-type="string" table:style-name="ce1">
            <text:p>VIETNAM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YUGOSLAVIA</text:p>
          </table:table-cell>
          <table:table-cell office:value-type="string" table:style-name="ce1">
            <text:p>YUGOSLAVIA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ZAIRE</text:p>
          </table:table-cell>
          <table:table-cell office:value-type="string" table:style-name="ce1">
            <text:p>ZAIRE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CALETA OLIVI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CABO SAN ANTONI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PARAGUAY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AYSANDU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RIO PARANA GUAZU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RIO URUGUAY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OVIMIENTO</text:p>
          </table:table-cell>
          <table:table-cell office:value-type="string" table:style-name="ce1">
            <text:p>MOVIMIENTO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VILLA ELISA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NO INGRESO</text:p>
          </table:table-cell>
          <table:table-cell office:value-type="string" table:style-name="ce1">
            <text:p>NO INGRESO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ZONA BRAVO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ORDENES</text:p>
          </table:table-cell>
          <table:table-cell office:value-type="string" table:style-name="ce1">
            <text:p>ORDENES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CANAL ACCESO SUD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JUZNNY</text:p>
          </table:table-cell>
          <table:table-cell office:value-type="string" table:style-name="ce1">
            <text:p>UCRANIA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BATUMI</text:p>
          </table:table-cell>
          <table:table-cell office:value-type="string" table:style-name="ce1">
            <text:p>GEORGIA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ZONA DE PESC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PUERTO ESTHER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QUIJARRO</text:p>
          </table:table-cell>
          <table:table-cell office:value-type="string" table:style-name="ce1">
            <text:p>BOLIVIA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KUWAIT</text:p>
          </table:table-cell>
          <table:table-cell office:value-type="string" table:style-name="ce1">
            <text:p>KUWAIT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CURAZAO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AHIA BLANC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PARANA GUAZU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CHIPRE</text:p>
          </table:table-cell>
          <table:table-cell office:value-type="string" table:style-name="ce1">
            <text:p>CHIPRE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UDAFRICA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BOLIVIA</text:p>
          </table:table-cell>
          <table:table-cell office:value-type="string" table:style-name="ce1">
            <text:p>BOLIVIA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MALASIA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PAISES BAJOS</text:p>
          </table:table-cell>
          <table:table-cell office:value-type="string" table:style-name="ce1">
            <text:p>PAISES BAJOS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SYDNEY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TRALIA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AUCKLAND</text:p>
          </table:table-cell>
          <table:table-cell office:value-type="string" table:style-name="ce1">
            <text:p>NUEVA ZELANDIA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PUEBLO ESTHER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MAR DEL PLA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ILBURY</text:p>
          </table:table-cell>
          <table:table-cell office:value-type="string" table:style-name="ce1">
            <text:p>INGLATERRA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VENTSPILS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ULGARIA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UCRANIA</text:p>
          </table:table-cell>
          <table:table-cell office:value-type="string" table:style-name="ce1">
            <text:p>UCRANIA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ARGELIA</text:p>
          </table:table-cell>
          <table:table-cell office:value-type="string" table:style-name="ce1">
            <text:p>ARGELIA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LETONIA</text:p>
          </table:table-cell>
          <table:table-cell office:value-type="string" table:style-name="ce1">
            <text:p>LETONIA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TRINIDAD TOBAGO</text:p>
          </table:table-cell>
          <table:table-cell office:value-type="string" table:style-name="ce1">
            <text:p>TRINIDAD TOBAGO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TAR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AHAMAS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LITUANIA</text:p>
          </table:table-cell>
          <table:table-cell office:value-type="string" table:style-name="ce1">
            <text:p>LITUANIA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TAMPA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VANCOUBER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RIO PARANA LAS PALMAS</text:p>
          </table:table-cell>
          <table:table-cell office:value-type="string" table:style-name="ce1">
            <text:p>PARAGUAY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JUAN LACAZE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COVEÑAS</text:p>
          </table:table-cell>
          <table:table-cell office:value-type="string" table:style-name="ce1">
            <text:p>COLOMBIA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OTROS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QUINTEROS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AN VINCENTE BAY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SIKKA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BONNY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EMIRATOS ARABES</text:p>
          </table:table-cell>
          <table:table-cell office:value-type="string" table:style-name="ce1">
            <text:p>EMIRATOS ARABES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YABUCO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SAO SEBASTIAO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BANDAR ABBAS</text:p>
          </table:table-cell>
          <table:table-cell office:value-type="string" table:style-name="ce1">
            <text:p>IRAN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RASS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MADAGASCAR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ONDURAS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UERTO CORTES</text:p>
          </table:table-cell>
          <table:table-cell office:value-type="string" table:style-name="ce1">
            <text:p>HONDURAS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ROVIDENCE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BAHIA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CORPUS CHRISTI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ORGIA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PASCAGOULA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ARZEW</text:p>
          </table:table-cell>
          <table:table-cell office:value-type="string" table:style-name="ce1">
            <text:p>ARGELIA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NOVOROSSIYSK</text:p>
          </table:table-cell>
          <table:table-cell office:value-type="string" table:style-name="ce1">
            <text:p>RUSIA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SUDAFRICA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COATZACOALCOS</text:p>
          </table:table-cell>
          <table:table-cell office:value-type="string" table:style-name="ce1">
            <text:p>MEXICO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FORCADOS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IPTO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CONSTANTA</text:p>
          </table:table-cell>
          <table:table-cell office:value-type="string" table:style-name="ce1">
            <text:p>RUMANIA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HUELV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TARRAGONA</text:p>
          </table:table-cell>
          <table:table-cell office:value-type="string" table:style-name="ce1">
            <text:p>ESPAÑA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CARDON</text:p>
          </table:table-cell>
          <table:table-cell office:value-type="string" table:style-name="ce1">
            <text:p>VENEZUELA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KASHIMA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KASAOKA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ST JOHNS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CHIBA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MANGALORE</text:p>
          </table:table-cell>
          <table:table-cell office:value-type="string" table:style-name="ce1">
            <text:p>INDIA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CALETA CORDOV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LAKE CHARLE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LAGOS</text:p>
          </table:table-cell>
          <table:table-cell office:value-type="string" table:style-name="ce1">
            <text:p>NIGERIA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MANAOS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COSTA RICA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SAINT CROIX</text:p>
          </table:table-cell>
          <table:table-cell office:value-type="string" table:style-name="ce1">
            <text:p>ISLAS VIRGENES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OITA</text:p>
          </table:table-cell>
          <table:table-cell office:value-type="string" table:style-name="ce1">
            <text:p>JAPON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NECOCHEA</text:p>
          </table:table-cell>
          <table:table-cell office:value-type="string" table:style-name="ce1">
            <text:p>NECOCHEA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ST CROIX</text:p>
          </table:table-cell>
          <table:table-cell office:value-type="string" table:style-name="ce1">
            <text:p>ISLAS VIRGENES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OCOA</text:p>
          </table:table-cell>
          <table:table-cell office:value-type="string" table:style-name="ce1">
            <text:p>REP. DOMINICANA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BAHIA DE OCOA</text:p>
          </table:table-cell>
          <table:table-cell office:value-type="string" table:style-name="ce1">
            <text:p>REP. DOMINICANA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DOMINICANA</text:p>
          </table:table-cell>
          <table:table-cell office:value-type="string" table:style-name="ce1">
            <text:p>DOMINICANA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LATVIA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PORT LUIS</text:p>
          </table:table-cell>
          <table:table-cell office:value-type="string" table:style-name="ce1">
            <text:p>MAURIRANIA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PORT NECHES</text:p>
          </table:table-cell>
          <table:table-cell office:value-type="string" table:style-name="ce1">
            <text:p>PORT NECHES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KOREA</text:p>
          </table:table-cell>
          <table:table-cell office:value-type="string" table:style-name="ce1">
            <text:p>KOREA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KARACHI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AKISTAN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ITAJAI</text:p>
          </table:table-cell>
          <table:table-cell office:value-type="string" table:style-name="ce1">
            <text:p>BRASIL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AYTOWN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BARRANQUERA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PUSAN</text:p>
          </table:table-cell>
          <table:table-cell office:value-type="string" table:style-name="ce1">
            <text:p>LIBERIA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PILAR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DOCK SUD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PORT EVERGLADES</text:p>
          </table:table-cell>
          <table:table-cell office:value-type="string" table:style-name="ce1">
            <text:p>EEUU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KALUNDBORG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DINAMARCA</text:p>
          </table:table-cell>
          <table:table-cell office:value-type="string" table:style-name="ce1">
            <text:p>DINAMARCA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DAKAR</text:p>
          </table:table-cell>
          <table:table-cell office:value-type="string" table:style-name="ce1">
            <text:p>SENEGAL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NAWAILIWILI</text:p>
          </table:table-cell>
          <table:table-cell office:value-type="string" table:style-name="ce1">
            <text:p>HAWAII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ZONA ALF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ZONA DE ALIJE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AMAICA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RIO CULLEN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ZONA DELTA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UERTO MONT</text:p>
          </table:table-cell>
          <table:table-cell office:value-type="string" table:style-name="ce1">
            <text:p>CHILE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PUERTO ROSALES</text:p>
          </table:table-cell>
          <table:table-cell office:value-type="string" table:style-name="ce1">
            <text:p>ARGENTINA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PUNTA PEREIRA</text:p>
          </table:table-cell>
          <table:table-cell office:value-type="string" table:style-name="ce1">
            <text:p>URUGUAY</text:p>
          </table:table-cell>
          <table:table-cell table:number-columns-repeated="16381"/>
        </table:table-row>
        <table:table-row table:number-rows-repeated="1048151" table:style-name="ro1">
          <table:table-cell table:number-columns-repeated="16384"/>
        </table:table-row>
      </table:table>
      <table:named-expressions>
        <table:named-range table:name="PUERTOS1" table:cell-range-address="PUERTOS1.$A$1:PUERTOS1.$C$425" table:base-cell-address="PUERTOS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7:52Z</meta:creation-date>
    <dc:date>2019-12-12T00:54:55Z</dc:date>
  </office:meta>
</office:document-meta>
</file>